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fo:min-height="14.758cm"/>
    </style:style>
    <style:style style:name="pr1" style:family="presentation" style:parent-style-name="Padrão-title">
      <style:graphic-properties fo:min-height="3.256cm"/>
    </style:style>
    <style:style style:name="pr2" style:family="presentation" style:parent-style-name="Padrão-subtitle">
      <style:graphic-properties draw:fill-color="#ffffff" fo:min-height="13.609cm"/>
    </style:style>
    <style:style style:name="pr3" style:family="presentation" style:parent-style-name="Padrão-notes">
      <style:graphic-properties draw:fill-color="#ffffff" draw:auto-grow-height="true" fo:min-height="13.365cm"/>
    </style:style>
    <style:style style:name="pr4" style:family="presentation" style:parent-style-name="Padrão-title">
      <style:graphic-properties draw:auto-grow-height="true" fo:min-height="3.507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notes">
      <style:graphic-properties draw:fill-color="#ffffff" fo:min-height="13.364cm"/>
    </style:style>
    <style:style style:name="pr8" style:family="presentation" style:parent-style-name="Padrão-outline1">
      <style:graphic-properties fo:min-height="13.61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ssembler MIP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Ricardo dos Santos Ferreira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9">
        <office:forms form:automatic-focus="false" form:apply-design-mode="false"/>
        <draw:frame presentation:style-name="pr4" draw:layer="layout" svg:width="25.199cm" svg:height="3.507cm" svg:x="1.4cm" svg:y="-0.763cm" presentation:class="title" presentation:user-transformed="true">
          <draw:text-box>
            <text:p>Instruções</text:p>
          </draw:text-box>
        </draw:frame>
        <draw:frame draw:style-name="gr2" draw:text-style-name="P1" draw:layer="layout" svg:width="19.641cm" svg:height="18.773cm" svg:x="1cm" svg:y="2cm">
          <draw:text-box>
            <text:p><text:span text:style-name="T1">LW R1, 16 (r2) ; <text:s text:c="2"/>R1 ← mem(r2+16)</text:span></text:p>
            <text:p><text:span text:style-name="T1"/></text:p>
            <text:p><text:span text:style-name="T1">SW R1, 16 (r2) ; <text:s text:c="2"/>mem(r2+16) ← R1</text:span></text:p>
            <text:p><text:span text:style-name="T1"/></text:p>
            <text:p><text:span text:style-name="T1">ADD R1, R2,R3 ; <text:s text:c="2"/>R1 ← R2 + R3</text:span></text:p>
            <text:p><text:span text:style-name="T1">SUB R1, R1, R5; <text:s text:c="2"/>R1 ← R1 - R5</text:span></text:p>
            <text:p><text:span text:style-name="T1">AND ....</text:span></text:p>
            <text:p><text:span text:style-name="T1"/></text:p>
            <text:p><text:span text:style-name="T1">ADDI R1,R2,7; <text:s text:c="4"/>R1 ← R2 + 7</text:span></text:p>
            <text:p><text:span text:style-name="T1">SUBI …</text:span></text:p>
            <text:p><text:span text:style-name="T1"/></text:p>
            <text:p><text:span text:style-name="T1">LI <text:s/>R1, 8 ; R1 ← 8</text:span></text:p>
            <text:p><text:span text:style-name="T1"/></text:p>
            <text:p><text:span text:style-name="T1">Beq R1,R2,Label; <text:s text:c="3"/>If R1=R2 desvia para label</text:span></text:p>
            <text:p><text:span text:style-name="T1">Bne <text:s text:c="32"/>&lt;&gt;</text:span></text:p>
            <text:p><text:span text:style-name="T1">Slt <text:s text:c="2"/>R1,r2,r3; <text:s text:c="9"/>R1=1 if r2 &lt; r3 else 0</text:span></text:p>
            <text:p><text:span text:style-name="T1">Slti <text:s/>R1,r2,8; </text:span><text:span text:style-name="T1"><text:tab/></text:span><text:span text:style-name="T1"> <text:s text:c="6"/>R1=1 if r2 &lt; 8 <text:s/>else 0</text:span></text:p>
            <text:p><text:span text:style-name="T1">Jump label</text:span><text:span text:style-name="T1"><text:tab/></text:span><text:span text:style-name="T1"><text:tab/></text:span><text:span text:style-name="T1"><text:tab/></text:span><text:span text:style-name="T1">desvia labe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mulador Mars</text:p>
          </draw:text-box>
        </draw:frame>
        <draw:frame draw:style-name="gr2" draw:layer="layout" svg:width="25.106cm" svg:height="13.61cm" svg:x="0.5cm" svg:y="3.74cm">
          <draw:text-box>
            <text:p><text:span text:style-name="T1">lw $t1,0($gp) <text:s/># <text:s text:c="2"/>Ler memoria <text:s/>T1 = mem(gp+0)</text:span></text:p>
            <text:p><text:span text:style-name="T1">lw $t2,4($gp) # <text:s text:c="2"/>Ler memoria <text:s/>T1 = mem(gp+4)</text:span></text:p>
            <text:p><text:span text:style-name="T1">add $t3,$t1,$t2 <text:s/># t3= t1 + t2</text:span></text:p>
            <text:p><text:span text:style-name="T1">sw $t3,8($gp</text:span>) <text:s/><text:span text:style-name="T1"># <text:s text:c="2"/>Gravar memoria <text:s/>mem(gp+8)= t3</text:span></text:p>
            <text:p/>
            <text:p/>
            <text:p>Clicar em novo, colar o codigo, depois Salvar, depois Run-&gt; Assembler (ou F3) para</text:p>
            <text:p>Lançar a execução. </text:p>
            <text:p>Aparece o código compilado e uma janela de dados (data segment)</text:p>
            <text:p>Selecionar em baixo da janela perto das setas, CURRENT GP.</text:p>
            <text:p/>
            <text:p>Observe que os registradores aparecem na lateral, tem um $ na frente e seguem o </text:p>
            <text:p>Padrão MIPS. O gp é um ponteiro da area de memória.</text:p>
            <text:p/>
            <text:p>Na posição Value+0 será onde pode inserir o valor que será lido pelo primeiro lw.</text:p>
            <text:p>O segundo na coluna ao lado no +4. Ao executar, serão somados e o resultados escrito</text:p>
            <text:p>Na posição +8 (terceira coluna).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aior de 2 números</text:p>
          </draw:text-box>
        </draw:frame>
        <draw:frame draw:style-name="gr2" draw:text-style-name="P2" draw:layer="layout" svg:width="23.434cm" svg:height="17.975cm" svg:x="3.9cm" svg:y="4cm">
          <draw:text-box>
            <text:p><text:span text:style-name="T2">Seja as variáveis A e B armazenadas na </text:span></text:p>
            <text:p><text:span text:style-name="T2">memória 100 e 108.</text:span></text:p>
            <text:p><text:span text:style-name="T2">Escrever na posição 116 o maior valor. </text:span></text:p>
            <text:p><text:span text:style-name="T2">Seja R2=100, R0=0</text:span></text:p>
            <text:p><text:span text:style-name="T2"/></text:p>
            <text:p><text:span text:style-name="T2">Lw r1, 0 (r2); <text:s text:c="2"/>Ler A para R1 = mem(r2+0)</text:span></text:p>
            <text:p><text:span text:style-name="T2">Lw r3, 8 (r2); <text:s/>Ler B <text:s/>para R3 = mem(r2+8).</text:span></text:p>
            <text:p><text:span text:style-name="T2">Slt <text:s/>r4,r1,r3; <text:s/>R4 = 1 if <text:s/>r1 &lt; r3 = A <text:s/>&lt; <text:s/>B; else 0</text:span></text:p>
            <text:p><text:span text:style-name="T2">Beq r4,r0, MaiorA; <text:s/>If r4 = r0 = 0, Pula MaiorA</text:span></text:p>
            <text:p><text:span text:style-name="T2">Sw r3,16(r2); mem(r2+16) ← B;</text:span></text:p>
            <text:p><text:span text:style-name="T2">Jump FIM</text:span></text:p>
            <text:p><text:span text:style-name="T2">Sw r1,16(r2); mem(r2+16) ← A;</text:span></text:p>
            <text:p><text:span text:style-name="T2">......</text:span></text:p>
            <text:p><text:span text:style-name="T2"><text:s text:c="5"/></text:span></text:p>
          </draw:text-box>
        </draw:frame>
        <draw:frame draw:style-name="gr2" draw:text-style-name="P3" draw:layer="layout" svg:width="3.182cm" svg:height="2.157cm" svg:x="0.6cm" svg:y="18cm">
          <draw:text-box>
            <text:p><text:span text:style-name="T3">MaiorA</text:span></text:p>
            <text:p><text:span text:style-name="T3">Fi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9">
        <office:forms form:automatic-focus="false" form:apply-design-mode="false"/>
        <draw:frame presentation:style-name="pr4" draw:layer="layout" svg:width="25.199cm" svg:height="3.507cm" svg:x="1.301cm" svg:y="0.993cm" presentation:class="title" presentation:user-transformed="true">
          <draw:text-box>
            <text:p>Maior de 2 números no MARS</text:p>
          </draw:text-box>
        </draw:frame>
        <draw:frame draw:style-name="gr2" draw:text-style-name="P2" draw:layer="layout" svg:width="24.95cm" svg:height="17.975cm" svg:x="1.5cm" svg:y="4cm">
          <draw:text-box>
            <text:p><text:span text:style-name="T2">Seja as variáveis A e B armazenadas na </text:span></text:p>
            <text:p><text:span text:style-name="T2">memória gp+0 e gp+8.</text:span></text:p>
            <text:p><text:span text:style-name="T2">Escrever na posição gp+16 o maior valor. </text:span></text:p>
            <text:p><text:span text:style-name="T2"/></text:p>
            <text:p><text:span text:style-name="T2">lw $t1, 0 ($gp) # <text:s/>Ler A para t1 = mem(gp+0)</text:span></text:p>
            <text:p><text:span text:style-name="T2">lw $t3, 8 ($gp) # Ler B <text:s/>para t3 = mem(gp+8).</text:span></text:p>
            <text:p><text:span text:style-name="T2">slt <text:s/>$t4,$t1,$t3 # <text:s/>t4 = 1 if <text:s/>t1 &lt; t3 = A <text:s/>&lt; <text:s/>B; else 0</text:span></text:p>
            <text:p><text:span text:style-name="T2">beq $t4,$t0, MaiorA # <text:s/>If t4 = t0 = 0, Pula MaiorA</text:span></text:p>
            <text:p><text:span text:style-name="T2">sw $t3,16($gp) # mem(gp+16) ← B;</text:span></text:p>
            <text:p><text:span text:style-name="T2">j FIM</text:span></text:p>
            <text:p><text:span text:style-name="T2">MaiorA: sw $t1,16($gp) # mem(r2+16) ← A;</text:span></text:p>
            <text:p><text:span text:style-name="T2">FIM: nop</text:span></text:p>
            <text:p><text:span text:style-name="T2">......</text:span></text:p>
            <text:p><text:span text:style-name="T2"><text:s text:c="5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ercicio 1</text:p>
          </draw:text-box>
        </draw:frame>
        <draw:frame draw:style-name="gr2" draw:layer="layout" svg:width="22.274cm" svg:height="5.315cm" svg:x="3.5cm" svg:y="4.5cm">
          <draw:text-box>
            <text:p><text:span text:style-name="T2">Seja as variáveis A,B e C armazenadas na </text:span></text:p>
            <text:p><text:span text:style-name="T2">memória gp, gp+4,gp+8</text:span></text:p>
            <text:p><text:span text:style-name="T2"/></text:p>
            <text:p><text:span text:style-name="T2">Ordenar A,B e C em ordem Crescen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ultiplicar usando soma</text:p>
          </draw:text-box>
        </draw:frame>
        <draw:frame draw:style-name="gr2" draw:text-style-name="P3" draw:layer="layout" svg:width="22.668cm" svg:height="15.499cm" svg:x="3.5cm" svg:y="4.4cm">
          <draw:text-box>
            <text:p><text:span text:style-name="T3">C = A * B <text:s/>= ( B + B + B .....+ B)</text:span></text:p>
            <text:p><text:span text:style-name="T3"><text:s text:c="24"/></text:span><text:span text:style-name="T3">A <text:s/>vezes</text:span></text:p>
            <text:p><text:span text:style-name="T3">R0=0, <text:s/>R1= 100, <text:s/>A,B,C são armazenados em 100,108,116</text:span></text:p>
            <text:p><text:span text:style-name="T3"/></text:p>
            <text:p><text:span text:style-name="T3">Supor A e B são maiores que 0.</text:span></text:p>
            <text:p><text:span text:style-name="T3">R2 – A, R3 – B, R4 – soma acumulada </text:span></text:p>
            <text:p><text:span text:style-name="T3"/></text:p>
            <text:p><text:span text:style-name="T3">Lw <text:s/>r3, 8 (r1) ; r3 ← B</text:span></text:p>
            <text:p><text:span text:style-name="T3">Lw r4, 8(r1); <text:s/>r4 = s ← B</text:span></text:p>
            <text:p><text:span text:style-name="T3">Lw r2,0(r1); <text:s text:c="2"/>r2 ← A</text:span></text:p>
            <text:p><text:span text:style-name="T3">Subi r2,r2,1; A ← A -1</text:span></text:p>
            <text:p><text:span text:style-name="T3">LOOP : <text:s/>Beq r2,r0,FIM <text:s/>if A = 0 pula FIM</text:span></text:p>
            <text:p><text:span text:style-name="T3"><text:s text:c="14"/></text:span><text:span text:style-name="T3">Add r4,r4,r3; <text:s text:c="2"/>s ← s + B</text:span></text:p>
            <text:p><text:span text:style-name="T3"><text:tab/></text:span><text:span text:style-name="T3"><text:tab/></text:span><text:span text:style-name="T3"> <text:s text:c="2"/></text:span><text:span text:style-name="T3">Subi r2,r2,1; <text:s text:c="3"/>A ← A -1 </text:span></text:p>
            <text:p><text:span text:style-name="T3"><text:s text:c="14"/></text:span><text:span text:style-name="T3">Jal LOOP</text:span></text:p>
            <text:p><text:span text:style-name="T3">FIM <text:s/>sw r4,16(r1) ; <text:s text:c="2"/>C ← r4 = multiplicação</text:span></text:p>
          </draw:text-box>
        </draw:frame>
        <draw:line draw:style-name="gr3" draw:text-style-name="P4" draw:layer="layout" svg:x1="7cm" svg:y1="18cm" svg:x2="4.5cm" svg:y2="18cm">
          <text:p/>
        </draw:line>
        <draw:line draw:style-name="gr4" draw:text-style-name="P4" draw:layer="layout" svg:x1="4cm" svg:y1="18cm" svg:x2="4cm" svg:y2="15.5cm">
          <text:p/>
        </draw:line>
        <draw:line draw:style-name="gr3" draw:text-style-name="P4" draw:layer="layout" svg:x1="3cm" svg:y1="15.5cm" svg:x2="1.5cm" svg:y2="15.5cm">
          <text:p/>
        </draw:line>
        <draw:line draw:style-name="gr3" draw:text-style-name="P4" draw:layer="layout" svg:x1="1.6cm" svg:y1="19.4cm" svg:x2="1.6cm" svg:y2="15.4cm">
          <text:p/>
        </draw:line>
        <draw:line draw:style-name="gr4" draw:text-style-name="P4" draw:layer="layout" svg:x1="1.5cm" svg:y1="19.4cm" svg:x2="3.5cm" svg:y2="19.4cm">
          <text:p/>
        </draw:lin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ultiplicação no MARS</text:p>
          </draw:text-box>
        </draw:frame>
        <draw:frame draw:style-name="gr2" draw:text-style-name="P1" draw:layer="layout" svg:width="26.355cm" svg:height="12.599cm" svg:x="1.5cm" svg:y="4.5cm">
          <draw:text-box>
            <text:p><text:span text:style-name="T1"># codigo para multiplica</text:span></text:p>
            <text:p><text:span text:style-name="T1"># m[gp] = m[gp+4] * m[gp+8] = t2 * t3 = (t2 + t2 + ...) t3 vezes....</text:span></text:p>
            <text:p><text:span text:style-name="T1"/></text:p>
            <text:p><text:span text:style-name="T1">li $t1,0 # t1 resultado = 0</text:span></text:p>
            <text:p><text:span text:style-name="T1">lw $t2,4($gp) # t2 = m[gp+4]</text:span></text:p>
            <text:p><text:span text:style-name="T1">lw $t3,8($gp) # t3 = m[gp+8]</text:span></text:p>
            <text:p><text:span text:style-name="T1">loop: add $t1,$t1,$t2 # m = t2+....</text:span></text:p>
            <text:p><text:span text:style-name="T1">addi $t3,$t3,-1 # t3 --</text:span></text:p>
            <text:p><text:span text:style-name="T1">beq $t3,$zero,fim # $t3 == 0</text:span></text:p>
            <text:p><text:span text:style-name="T1">jal loop # soma mais um termo</text:span></text:p>
            <text:p><text:span text:style-name="T1">fim: sw $t1,0($gp) # grava resultado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rcicio 2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Otimizar o codigo para sempre B &gt; A</text:p>
              </text:list-item>
              <text:list-item>
                <text:p>Supor que A pode ser 0</text:p>
              </text:list-item>
              <text:list-item>
                <text:p>Considerar A e B positivos e negativ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9">
        <office:forms form:automatic-focus="false" form:apply-design-mode="false"/>
        <draw:frame presentation:style-name="pr4" draw:layer="layout" svg:width="25.199cm" svg:height="3.507cm" svg:x="1.4cm" svg:y="-0.763cm" presentation:class="title" presentation:user-transformed="true">
          <draw:text-box>
            <text:p>Divisão C = B/A</text:p>
          </draw:text-box>
        </draw:frame>
        <draw:frame draw:style-name="gr2" draw:text-style-name="P5" draw:layer="layout" svg:width="21.948cm" svg:height="20.215cm" svg:x="1.5cm" svg:y="1.6cm">
          <draw:text-box>
            <text:p><text:span text:style-name="T4">D=0</text:span></text:p>
            <text:p><text:span text:style-name="T4">S = B <text:s text:c="5"/>; <text:s text:c="3"/>B – A -A -A -A -A .... até chegar a zero ou negativo</text:span></text:p>
            <text:p><text:span text:style-name="T4">S - A</text:span></text:p>
            <text:p><text:span text:style-name="T4">Loop If S &lt; 0 goto FIM</text:span></text:p>
            <text:p><text:span text:style-name="T4"><text:s text:c="5"/></text:span><text:span text:style-name="T4">D++ </text:span></text:p>
            <text:p><text:span text:style-name="T4"><text:s text:c="5"/></text:span><text:span text:style-name="T4">S = S – A</text:span></text:p>
            <text:p><text:span text:style-name="T4"><text:s text:c="5"/></text:span><text:span text:style-name="T4">Jump loop</text:span></text:p>
            <text:p><text:span text:style-name="T4"/></text:p>
            <text:p><text:span text:style-name="T4">R0 = 0, r1 = 100, a 100, b 108, c 116</text:span></text:p>
            <text:p><text:span text:style-name="T4">R2 A, R3 S, R4 D,</text:span></text:p>
            <text:p><text:span text:style-name="T4"/></text:p>
            <text:p><text:span text:style-name="T4">LI R4,0 <text:s text:c="6"/></text:span><text:span text:style-name="T4"><text:tab/></text:span><text:span text:style-name="T4">; <text:s/>d ← 0</text:span></text:p>
            <text:p><text:span text:style-name="T4">LW r3,8(r1) <text:s text:c="4"/>; <text:s text:c="2"/>S ← B</text:span></text:p>
            <text:p><text:span text:style-name="T4">Lw r2,0(r1) <text:s text:c="4"/>; <text:s text:c="3"/>r2 ← A <text:s text:c="3"/></text:span></text:p>
            <text:p><text:span text:style-name="T4">Sub <text:s/>r3,r3,r2 <text:s text:c="2"/>; <text:s text:c="4"/>S ← S – A</text:span></text:p>
            <text:p><text:span text:style-name="T4">Loop SLT r5,r3,r0; <text:s text:c="2"/>R5 = 1 if <text:s/>S &lt; 0 else 0 (Set Less Than)</text:span></text:p>
            <text:p><text:span text:style-name="T4"><text:s text:c="9"/></text:span><text:span text:style-name="T4">Bne r5,r0, FIM; <text:s/>if r5 &lt;&gt;0 =&gt; S &lt; 0 Pula FIM</text:span></text:p>
            <text:p><text:span text:style-name="T4"><text:s text:c="9"/></text:span><text:span text:style-name="T4">Addi r4,r4,1; <text:s/>D++</text:span></text:p>
            <text:p><text:span text:style-name="T4"><text:s text:c="9"/></text:span><text:span text:style-name="T4">Sub r3,r3,r2; <text:s text:c="2"/>S ← S – A</text:span></text:p>
            <text:p><text:span text:style-name="T4"><text:s text:c="9"/></text:span><text:span text:style-name="T4">Jump loop</text:span></text:p>
            <text:p><text:span text:style-name="T4">FIM: sw r4,16(r1) ; C ← D divisao</text:span></text:p>
            <text:p><text:span text:style-name="T4"/></text:p>
            <text:p><text:span text:style-name="T4"><text:s text:c="5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ivisão no MARS</text:p>
          </draw:text-box>
        </draw:frame>
        <draw:frame draw:style-name="gr2" draw:text-style-name="P6" draw:layer="layout" svg:width="27.824cm" svg:height="12.406cm" svg:x="0.169cm" svg:y="4.594cm">
          <draw:text-box>
            <text:p><text:span text:style-name="T5">li $t4,0</text:span></text:p>
            <text:p><text:span text:style-name="T5">lw $t3,8($gp)</text:span></text:p>
            <text:p><text:span text:style-name="T5">lw $t2,0($gp)</text:span></text:p>
            <text:p><text:span text:style-name="T5"># Divisao t3/t2</text:span></text:p>
            <text:p><text:span text:style-name="T5">loop: sub $t3,$t3,$t2 # t3 = t3 - t2</text:span></text:p>
            <text:p><text:span text:style-name="T5">slt $t5,$t3,$zero # t5 = 1, se t3 for negativo e acabou a divisao</text:span></text:p>
            <text:p><text:span text:style-name="T5">bne $t5,$zero, fim # t5 &lt;&gt; 0 ?</text:span></text:p>
            <text:p><text:span text:style-name="T5">addi $t4,$t4,1 # t4 = divisao = t4++</text:span></text:p>
            <text:p><text:span text:style-name="T5">jal loop # </text:span><text:span text:style-name="T4">subtrai mais uma vez t2 de t3...até t3 <text:s/>ficar 0 ou negativo</text:span></text:p>
            <text:p><text:span text:style-name="T5">fim: sw $t4,4($gp)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rcicio 3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Calcular tambem o resto da divisão e gravar na posicao gp+12 da memori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omatorio com um vetor</text:p>
          </draw:text-box>
        </draw:frame>
        <draw:frame draw:style-name="gr2" draw:text-style-name="P5" draw:layer="layout" svg:width="18.845cm" svg:height="15.007cm" svg:x="2.582cm" svg:y="4cm">
          <draw:text-box>
            <text:p><text:span text:style-name="T4">Vetor esta na posicao 200 em diante de 4 em 4 bytes</text:span></text:p>
            <text:p><text:span text:style-name="T4">Tamanho esta na posicao 100</text:span></text:p>
            <text:p><text:span text:style-name="T4">Gravar o somatorio na posicao 108</text:span></text:p>
            <text:p><text:span text:style-name="T4">S = 0 , I ← T</text:span></text:p>
            <text:p><text:span text:style-name="T4">Loop <text:s text:c="3"/>I &gt; 0</text:span></text:p>
            <text:p><text:span text:style-name="T4"><text:tab/></text:span><text:span text:style-name="T4"><text:tab/></text:span><text:span text:style-name="T4">S = S + V[i]; I --; jump loop</text:span></text:p>
            <text:p><text:span text:style-name="T4">R1 – S, r2 – T, r3 – 0, r4 - v[i]</text:span></text:p>
            <text:p><text:span text:style-name="T4"/></text:p>
            <text:p><text:span text:style-name="T4">LI r1,0 ; S ← 0</text:span></text:p>
            <text:p><text:span text:style-name="T4">Lw r2, 100(r0); R2 ← I = T</text:span></text:p>
            <text:p><text:span text:style-name="T4">loop</text:span><text:span text:style-name="T4"><text:tab/></text:span><text:span text:style-name="T4">Beq r2,r0, FIM; <text:s/>I == 0 pula FIM</text:span></text:p>
            <text:p><text:span text:style-name="T4"><text:s text:c="12"/></text:span><text:span text:style-name="T4">lw <text:s/>r4,200(r3); <text:s text:c="2"/>r4 ← mem[200+r3]</text:span></text:p>
            <text:p><text:span text:style-name="T4"><text:s text:c="12"/></text:span><text:span text:style-name="T4">Add r1,r1,r4; <text:s text:c="3"/>S = S + vi</text:span></text:p>
            <text:p><text:span text:style-name="T4"><text:s text:c="12"/></text:span><text:span text:style-name="T4">Addi r3,r3,4 <text:s text:c="5"/>r3 = r3 + 4</text:span></text:p>
            <text:p><text:span text:style-name="T4"><text:s text:c="12"/></text:span><text:span text:style-name="T4">Subi r2,r2,1 <text:s text:c="5"/>I = I – 1</text:span></text:p>
            <text:p><text:span text:style-name="T4"><text:s text:c="12"/></text:span><text:span text:style-name="T4">Jump loop</text:span></text:p>
            <text:p><text:span text:style-name="T4">Fim <text:s text:c="5"/>sw r1,108(r0); mem[108] ← Soma <text:s text:c="9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matorio de um vetor no MARS</text:p>
          </draw:text-box>
        </draw:frame>
        <draw:frame draw:style-name="gr2" draw:text-style-name="P1" draw:layer="layout" svg:width="27.231cm" svg:height="13.628cm" svg:x="0.269cm" svg:y="5cm">
          <draw:text-box>
            <text:p><text:span text:style-name="T1">addi $t2,$gp,4 # t2 ponteiro inicio vetor</text:span></text:p>
            <text:p><text:span text:style-name="T1">lw $t1,0($gp) # t1 tamanho vetor</text:span></text:p>
            <text:p><text:span text:style-name="T1">add $t1,$t1,$t1</text:span></text:p>
            <text:p><text:span text:style-name="T1">add $t1,$t1,$t1 # t1 = 4t1</text:span></text:p>
            <text:p><text:span text:style-name="T1">add $t1,$t2,$t1 #t1 = Tam*4+t2 ponteiro final do vetor</text:span></text:p>
            <text:p><text:span text:style-name="T1">loop: beq $t1,$t2,fim # se t1==t2 acabou</text:span></text:p>
            <text:p><text:span text:style-name="T1">lw $t4,0($t2) # t4 = v[t2]</text:span></text:p>
            <text:p><text:span text:style-name="T1">addi $t2,$t2,4 <text:s/>#t2 += 4</text:span></text:p>
            <text:p><text:span text:style-name="T1">add $t3,$t3,$t4 # sum= sum + v[t2]</text:span></text:p>
            <text:p><text:span text:style-name="T1">jal loop # proximo item</text:span></text:p>
            <text:p><text:span text:style-name="T1">fim: sw $t3,0($gp) # grava sum no inicio (onde estava o tamanho)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char um elemento em um vetor</text:p>
          </draw:text-box>
        </draw:frame>
        <draw:frame draw:style-name="gr2" draw:text-style-name="P1" draw:layer="layout" svg:width="27.731cm" svg:height="13.703cm" svg:x="0.5cm" svg:y="4.5cm">
          <draw:text-box>
            <text:p><text:span text:style-name="T6"># Procurar o elemento mem[gp] em um vetor que comeca na posicao mem[gp+4] e termina com </text:span></text:p>
            <text:p><text:span text:style-name="T6"># elemento 0. </text:span></text:p>
            <text:p><text:span text:style-name="T6"># Escrever 1 em mem[gp] se o elemento está no vetor e mem[gp] = 0 senao encontra-lo.</text:span></text:p>
            <text:p><text:span text:style-name="T1">li $t4,0</text:span></text:p>
            <text:p><text:span text:style-name="T1">addi $t2,$gp,4 # t2 ponteiro inicio vetor</text:span></text:p>
            <text:p><text:span text:style-name="T1">lw $t1,0($gp) # t1 elemento que estamos procurando</text:span></text:p>
            <text:p><text:span text:style-name="T1">loop: lw $t3,0($t2) # v[t2]</text:span></text:p>
            <text:p><text:span text:style-name="T1">beq $t3,$t1, achou # elemento = v[t2]</text:span></text:p>
            <text:p><text:span text:style-name="T1">beq $t3,$zero, fim</text:span></text:p>
            <text:p><text:span text:style-name="T1">addi $t2,$t2,4 <text:s/>#t2 += 4</text:span></text:p>
            <text:p><text:span text:style-name="T1">jal loop # proximo item</text:span></text:p>
            <text:p><text:span text:style-name="T1">achou: li $t4,1</text:span></text:p>
            <text:p><text:span text:style-name="T1">fim: sw $t4,0($gp) # grava no inicio (onde estava o elemento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rcicio 4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Achar o maior de um vet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oma Escalar de <text:line-break/>dois vetores <text:s/>A = A + B</text:p>
          </draw:text-box>
        </draw:frame>
        <draw:frame draw:style-name="gr5" draw:layer="layout" svg:width="24.849cm" svg:height="15.008cm" svg:x="1.5cm" svg:y="3.992cm">
          <draw:text-box>
            <text:p><text:span text:style-name="T4">Vetor A na posicao 200 em diante de 4 em 4 bytes, Vetor B - 800</text:span></text:p>
            <text:p><text:span text:style-name="T4">Tamanho do vetor 100</text:span></text:p>
            <text:p><text:span text:style-name="T4">Gravar o somatorio em A</text:span></text:p>
            <text:p><text:span text:style-name="T4">R1 – tamanho, R3 i, armazena o vetor A em r4 e B em r5 </text:span></text:p>
            <text:p><text:span text:style-name="T4"/></text:p>
            <text:p><text:span text:style-name="T7">LI R3, 0</text:span><text:span text:style-name="T4"> ; R3 = I = 0</text:span></text:p>
            <text:p><text:span text:style-name="T7">Lw r1, 100(r0);</text:span><text:span text:style-name="T4"> R1 ← I = T</text:span></text:p>
            <text:p><text:span text:style-name="T4">loop</text:span><text:span text:style-name="T4"><text:tab/></text:span><text:span text:style-name="T7">Beq r1,r0, FIM;</text:span><text:span text:style-name="T4"> <text:s/>T == 0 pula FIM</text:span></text:p>
            <text:p><text:span text:style-name="T4"><text:s text:c="12"/></text:span><text:span text:style-name="T7">lw <text:s/>r4,200(r3);</text:span><text:span text:style-name="T4"> <text:s text:c="2"/>r4 ← mem[200+r3] – vetor A</text:span></text:p>
            <text:p><text:span text:style-name="T4"><text:tab/></text:span><text:span text:style-name="T4"> <text:s text:c="5"/></text:span><text:span text:style-name="T7">Lw r5,800(r3);</text:span><text:span text:style-name="T4"> <text:s text:c="2"/>r5 ← mem[300+r3] – vetor B</text:span></text:p>
            <text:p><text:span text:style-name="T4"><text:s text:c="12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oma Escalar de <text:line-break/>dois vetores <text:s/>A = A + B</text:p>
          </draw:text-box>
        </draw:frame>
        <draw:frame draw:style-name="gr5" draw:layer="layout" svg:width="24.849cm" svg:height="15.008cm" svg:x="1.5cm" svg:y="3.992cm">
          <draw:text-box>
            <text:p><text:span text:style-name="T4">Vetor A na posicao 200 em diante de 4 em 4 bytes, Vetor B - 800</text:span></text:p>
            <text:p><text:span text:style-name="T4">Tamanho do vetor 100</text:span></text:p>
            <text:p><text:span text:style-name="T4">Gravar o somatorio em A</text:span></text:p>
            <text:p><text:span text:style-name="T4">R1 – tamanho, </text:span></text:p>
            <text:p><text:span text:style-name="T4"/></text:p>
            <text:p><text:span text:style-name="T4">LI R3, 0 ; R3 = I = 0</text:span></text:p>
            <text:p><text:span text:style-name="T4">Lw r1, 100(r0); R1 ← I = T</text:span></text:p>
            <text:p><text:span text:style-name="T4">loop</text:span><text:span text:style-name="T4"><text:tab/></text:span><text:span text:style-name="T4">Beq r1,r0, FIM; <text:s/>T == 0 pula FIM</text:span></text:p>
            <text:p><text:span text:style-name="T4"><text:s text:c="12"/></text:span><text:span text:style-name="T4">lw <text:s/>r4,200(r3); <text:s text:c="2"/>r4 ← mem[200+r3] – vetor A</text:span></text:p>
            <text:p><text:span text:style-name="T4"><text:tab/></text:span><text:span text:style-name="T4"> <text:s text:c="5"/></text:span><text:span text:style-name="T4">Lw r5,800(r3); <text:s text:c="2"/>r5 ← mem[300+r3] – vetor B</text:span></text:p>
            <text:p><text:span text:style-name="T4"><text:s text:c="12"/></text:span><text:span text:style-name="T7">Add r4,r4,r5;</text:span><text:span text:style-name="T4"> <text:s text:c="3"/>Ai = Ai+ Bi</text:span></text:p>
            <text:p><text:span text:style-name="T4"><text:tab/></text:span><text:span text:style-name="T4"><text:tab/></text:span><text:span text:style-name="T7">Sw r4,200(r3);</text:span><text:span text:style-name="T4"> grava Ai</text:span></text:p>
            <text:p><text:span text:style-name="T4"><text:s text:c="12"/></text:span><text:span text:style-name="T7">Addi r3,r3,4</text:span><text:span text:style-name="T4"> <text:s text:c="5"/>r3 = r3 + 4 – incrementa i</text:span></text:p>
            <text:p><text:span text:style-name="T4"><text:s text:c="12"/></text:span><text:span text:style-name="T7">Subi r1,r1,1</text:span><text:span text:style-name="T4"> <text:s text:c="5"/>decrementa T</text:span></text:p>
            <text:p><text:span text:style-name="T4"><text:s text:c="12"/></text:span><text:span text:style-name="T7">Jump loop</text:span></text:p>
            <text:p><text:span text:style-name="T7">Fim</text:span><text:span text:style-name="T4"> <text:s text:c="12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icio 5 – Fazer versao MARS para soma Escalar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mparar dois vetores <text:s/>A = <text:s/>B</text:p>
          </draw:text-box>
        </draw:frame>
        <draw:frame draw:style-name="gr5" draw:layer="layout" svg:width="24.849cm" svg:height="15.008cm" svg:x="1.5cm" svg:y="3.992cm">
          <draw:text-box>
            <text:p><text:span text:style-name="T4">Vetor A na posicao 200 em diante de 4 em 4 bytes, Vetor B - 800</text:span></text:p>
            <text:p><text:span text:style-name="T4">Tamanho do vetor 100</text:span></text:p>
            <text:p><text:span text:style-name="T4">Gravar resultado em r6</text:span></text:p>
            <text:p><text:span text:style-name="T4">R1 – tamanho, </text:span></text:p>
            <text:p><text:span text:style-name="T4"/></text:p>
            <text:p><text:span text:style-name="T4">LI R6,1; A &lt;&gt; B</text:span></text:p>
            <text:p><text:span text:style-name="T4">LI R3, 0 ; R3 = I = 0</text:span></text:p>
            <text:p><text:span text:style-name="T4">Lw r1, 100(r0); R1 ← I = T</text:span></text:p>
            <text:p><text:span text:style-name="T4">loop</text:span><text:span text:style-name="T4"><text:tab/></text:span><text:span text:style-name="T4">Beq r1,r0, AeqB; <text:s/>T == 0 pula FIM</text:span></text:p>
            <text:p><text:span text:style-name="T4"><text:s text:c="12"/></text:span><text:span text:style-name="T4">lw <text:s/>r4,200(r3); <text:s text:c="2"/>r4 ← mem[200+r3] – vetor A</text:span></text:p>
            <text:p><text:span text:style-name="T4"><text:tab/></text:span><text:span text:style-name="T4"> <text:s text:c="5"/></text:span><text:span text:style-name="T4">Lw r5,800(r3); <text:s text:c="2"/>r5 ← mem[300+r3] – vetor B</text:span></text:p>
            <text:p><text:span text:style-name="T4"><text:s text:c="12"/></text:span><text:span text:style-name="T7">Bne r4,r5, FIM</text:span></text:p>
            <text:p><text:span text:style-name="T4"><text:tab/></text:span><text:span text:style-name="T4"> <text:s text:c="6"/></text:span><text:span text:style-name="T7">Subi r1,r1,1</text:span><text:span text:style-name="T4"> <text:s text:c="5"/>decrementa T</text:span></text:p>
            <text:p><text:span text:style-name="T4"><text:s text:c="12"/></text:span><text:span text:style-name="T7">Jump loop</text:span></text:p>
            <text:p><text:span text:style-name="T7">AeqB Li R6,0; </text:span><text:span text:style-name="T7"><text:tab/></text:span><text:span text:style-name="T7"> <text:s text:c="5"/></text:span></text:p>
            <text:p><text:span text:style-name="T7">Fim</text:span><text:span text:style-name="T4"> <text:s text:c="5"/>..... <text:s text:c="6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icio 6 -Versao Escalar para comparação dos dois vetores 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char o menor valor em um Vetor</text:p>
          </draw:text-box>
        </draw:frame>
        <draw:frame draw:style-name="gr2" draw:layer="layout" svg:width="18.557cm" svg:height="8.072cm" svg:x="2cm" svg:y="4.5cm">
          <draw:text-box>
            <text:p>Vetor na posição 200 de 4 em 4 bytes, Tamanho na posição 100</text:p>
            <text:p>Considerar apenas números positivos. Grava resposta em R1.</text:p>
            <text:p/>
            <text:p>R1 – menor , r2 indice</text:p>
            <text:p/>
            <text:p><text:span text:style-name="T8">Lw r1, 200(r0); </text:span><text:span text:style-name="T9"><text:s/>r1 ← Primeiro elemento</text:span></text:p>
            <text:p><text:span text:style-name="T8">Li r3, 4</text:span> ; r3 = I = 4</text:p>
            <text:p><text:span text:style-name="T8">Lw r2,100(r0);</text:span> r2 ← T</text:p>
            <text:p><text:span text:style-name="T8">LOOP Beq r2,r0, FIM </text:span><text:span text:style-name="T9"><text:s/>if R2=0 FIM</text:span></text:p>
            <text:p><text:span text:style-name="T9"><text:tab/></text:span></text:p>
            <text:p><text:s/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char o menor valor em um Vetor</text:p>
          </draw:text-box>
        </draw:frame>
        <draw:frame draw:style-name="gr2" draw:layer="layout" svg:width="18.557cm" svg:height="10.916cm" svg:x="2cm" svg:y="4.5cm">
          <draw:text-box>
            <text:p>Vetor na posição 200 de 4 em 4 bytes, Tamanho na posição 100</text:p>
            <text:p>Considerar apenas números positivos. Grava resposta em R1.</text:p>
            <text:p/>
            <text:p>R1 – menor , r2 indice, r3 contador, r4 elemento Ai</text:p>
            <text:p/>
            <text:p><text:span text:style-name="T8">Lw r1, 200(r0); </text:span><text:span text:style-name="T9"><text:s/>r1 ← Primeiro elemento</text:span></text:p>
            <text:p><text:span text:style-name="T8">Li r3, 4</text:span> ; r3 = I = 4</text:p>
            <text:p><text:span text:style-name="T8">Lw r2,100(r0);</text:span> r2 ← T</text:p>
            <text:p><text:span text:style-name="T8">LOOP Beq r2,r0, FIM </text:span><text:span text:style-name="T9"><text:s/>if R2=0 FIM</text:span></text:p>
            <text:p><text:span text:style-name="T9"><text:tab/></text:span><text:span text:style-name="T9">Lw r4,200(r3); r4 ← Ai</text:span></text:p>
            <text:p><text:span text:style-name="T9"><text:tab/></text:span><text:span text:style-name="T9">Addi r3,r3,4 <text:s text:c="4"/>i++</text:span></text:p>
            <text:p><text:span text:style-name="T9"><text:tab/></text:span><text:span text:style-name="T9">Subi r2,r2,i</text:span></text:p>
            <text:p><text:span text:style-name="T9"/></text:p>
            <text:p><text:span text:style-name="T9"><text:tab/></text:span></text:p>
            <text:p><text:s/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char o menor valor em um Vetor</text:p>
          </draw:text-box>
        </draw:frame>
        <draw:frame draw:style-name="gr2" draw:layer="layout" svg:width="18.557cm" svg:height="15.182cm" svg:x="2cm" svg:y="4.5cm">
          <draw:text-box>
            <text:p>Vetor na posição 200 de 4 em 4 bytes, Tamanho na posição 100</text:p>
            <text:p>Considerar apenas números positivos. Grava resposta em R1.</text:p>
            <text:p/>
            <text:p>R1 – menor = 0, r2 indice, r3 contador, r4 elemento Ai</text:p>
            <text:p/>
            <text:p><text:span text:style-name="T8">Lw r1, 200(r0); </text:span><text:span text:style-name="T9"><text:s/>r1 ← Primeiro elemento</text:span></text:p>
            <text:p><text:span text:style-name="T8">Li r3, 4</text:span> ; r3 = I = 4</text:p>
            <text:p><text:span text:style-name="T8">Lw r2,100(r0);</text:span> r2 ← T</text:p>
            <text:p><text:span text:style-name="T8">LOOP Beq r2,r0, FIM </text:span><text:span text:style-name="T9"><text:s/>if R2=0 FIM</text:span></text:p>
            <text:p><text:span text:style-name="T9"><text:tab/></text:span><text:span text:style-name="T8">Lw r4,200(r3);</text:span><text:span text:style-name="T9"> r4 ← Ai</text:span></text:p>
            <text:p><text:span text:style-name="T9"><text:tab/></text:span><text:span text:style-name="T8">Addi r3,r3,4</text:span><text:span text:style-name="T9"> <text:s text:c="4"/>i++</text:span></text:p>
            <text:p><text:span text:style-name="T9"><text:tab/></text:span><text:span text:style-name="T8">Subi r2,r2,1</text:span></text:p>
            <text:p><text:span text:style-name="T8"><text:tab/></text:span><text:span text:style-name="T8">Slt r5,r1,r4; <text:s/></text:span><text:span text:style-name="T9">r5 = 1 if R1 &lt; r4 =&gt; R1 menor else 0</text:span></text:p>
            <text:p><text:span text:style-name="T9"><text:tab/></text:span><text:span text:style-name="T9">Bne r5,r0, Cont <text:s text:c="2"/>; If r5&lt;&gt;0, r1 é menor, pula, else troca</text:span></text:p>
            <text:p><text:span text:style-name="T9"><text:tab/></text:span><text:span text:style-name="T9">Addi r1,r4,0</text:span></text:p>
            <text:p><text:span text:style-name="T9">cont</text:span><text:span text:style-name="T9"><text:tab/></text:span><text:span text:style-name="T9"> jump Loop</text:span></text:p>
            <text:p><text:span text:style-name="T9">Fim: ....</text:span></text:p>
            <text:p><text:span text:style-name="T9"/></text:p>
            <text:p><text:span text:style-name="T9"/></text:p>
            <text:p><text:span text:style-name="T9"><text:tab/></text:span></text:p>
            <text:p><text:s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Ferreira</meta:initial-creator>
    <meta:creation-date>2010-11-22T16:10:44</meta:creation-date>
    <meta:editing-duration>PT5H46M21S</meta:editing-duration>
    <meta:editing-cycles>35</meta:editing-cycles>
    <dc:date>2017-10-25T21:46:39.358334657</dc:date>
    <meta:generator>LibreOffice/4.2.8.2$Linux_X86_64 LibreOffice_project/420m0$Build-2</meta:generator>
    <meta:document-statistic meta:object-count="121"/>
  </office:meta>
</office:document-meta>
</file>